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4" office:value-type="string" calcext:value-type="string">
            <text:p>mh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permalink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/>
          <table:table-cell office:value-type="string" calcext:value-type="string">
            <text:p>https://mdz-nbn-resolving.de/details:bsb000516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 factae</text:p>
          </table:table-cell>
          <table:table-cell/>
          <table:table-cell office:value-type="string" calcext:value-type="string">
            <text:p>https://mdz-nbn-resolving.de/details:bsb11141829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e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Mus.ms. 4150/1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 Dei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office:value-type="string" calcext:value-type="string">
            <text:p>Mus.ms. 4291/1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Mus.ms. 4150/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Mus.ms. 4291/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Mus.ms. 4291/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Mus.ms. 4150/1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Mus.ms. 4150/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office:value-type="string" calcext:value-type="string">
            <text:p>Mus.ms. 4150/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fitebuntur caeli</text:p>
          </table:table-cell>
          <table:table-cell office:value-type="string" calcext:value-type="string">
            <text:p>Mus.ms. 4291/1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 ascendit</text:p>
          </table:table-cell>
          <table:table-cell office:value-type="string" calcext:value-type="string">
            <text:p>Mus.ms. 4150/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Mus.ms. 4150/1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office:value-type="string" calcext:value-type="string">
            <text:p>Mus.ms. 4150/1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Mus.ms. 4291/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Mus.ms. 4291/8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Mus.ms. 4291/9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Mus.ms. 4291/1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ms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/>
          <table:table-cell office:value-type="string" calcext:value-type="string">
            <text:p>https://mdz-nbn-resolving.de/details:bsb001084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Mus.ms. 4291/10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Mus.ms. 4291/1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us ut palma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/>
          <table:table-cell office:value-type="string" calcext:value-type="string">
            <text:p>https://mdz-nbn-resolving.de/details:bsb11151760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Mus.ms. 4291/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 exstirpavit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Mus.ms. 4291/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office:value-type="string" calcext:value-type="string">
            <text:p>Mus.ms. 4150/1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 quis habitabit</text:p>
          </table:table-cell>
          <table:table-cell office:value-type="string" calcext:value-type="string">
            <text:p>Mus.ms. 4291/7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Mus.ms. 4291/1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Mus.ms. 4291/1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</text:p>
          </table:table-cell>
          <table:table-cell table:number-columns-repeated="2"/>
          <table:table-cell office:value-type="string" calcext:value-type="string">
            <text:p>only ob par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11145687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0008499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s cordis me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/>
          <table:table-cell office:value-type="string" calcext:value-type="string">
            <text:p>https://mdz-nbn-resolving.de/details:bsb00114516</text:p>
          </table:table-cell>
          <table:table-cell office:value-type="string" calcext:value-type="string">
            <text:p>also contains 5 other Tantum by von Winter and Danzi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office:value-type="string" calcext:value-type="string">
            <text:p>Mus.ms. 4150/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office:value-type="string" calcext:value-type="string">
            <text:p>Mus.ms. 4150/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office:value-type="string" calcext:value-type="string">
            <text:p>Mus.ms. 4150/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office:value-type="string" calcext:value-type="string">
            <text:p>Mus.ms. 4150/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office:value-type="string" calcext:value-type="string">
            <text:p>Mus.ms. 4150/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office:value-type="string" calcext:value-type="string">
            <text:p>Mus.ms. 4150/1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office:value-type="string" calcext:value-type="string">
            <text:p>Mus.ms. 4150/1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Mus.ms. 4150/1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Mus.ms. 4150/1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Mus.ms. 4150/2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Mus.ms. 4150/2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Mus.ms. 4150/3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Mus.ms. 4150/1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Mus.ms. 4150/2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office:value-type="string" calcext:value-type="string">
            <text:p>Mus.ms. 4150/2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office:value-type="string" calcext:value-type="string">
            <text:p>Mus.ms. 4150/2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Mus.ms. 4150/2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Mus.ms. 4150/2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office:value-type="string" calcext:value-type="string">
            <text:p>Mus.ms. 4150/2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office:value-type="string" calcext:value-type="string">
            <text:p>Mus.ms. 4150/2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Mus.ms. 4150/2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office:value-type="string" calcext:value-type="string">
            <text:p>Mus.ms. 4150/3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Mus.ms. 4150/3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Mus.ms. 4150/3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Mus.ms. 4150/3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office:value-type="string" calcext:value-type="string">
            <text:p>Mus.ms. 4150/3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 o Schöpf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/>
          <table:table-cell office:value-type="string" calcext:value-type="string">
            <text:p>https://mdz-nbn-resolving.de/details:bsb11134574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Mus.ms. 4291/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2-09-24T10:38:21.961329109</dc:date>
    <meta:editing-duration>PT2H47M53S</meta:editing-duration>
    <meta:editing-cycles>92</meta:editing-cycles>
    <meta:generator>LibreOffice/7.4.1.2$Linux_X86_64 LibreOffice_project/40$Build-2</meta:generator>
    <meta:document-statistic meta:table-count="1" meta:cell-count="644" meta:object-count="0"/>
  </office:meta>
</office:document-meta>
</file>